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dp2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0084d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color="#0084d1" fo:font-weight="bold" style:font-weight-asian="bold" style:font-weight-complex="bold"/>
    </style:style>
    <style:style style:name="T4" style:family="text">
      <style:text-properties fo:color="#0084d1" style:text-position="sub 58%" fo:font-weight="bold" style:font-weight-asian="bold" style:font-weight-complex="bold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187cm" svg:x="14.17cm" svg:y="8.525cm">
          <draw:text-box>
            <text:p/>
          </draw:text-box>
        </draw:frame>
        <draw:custom-shape draw:style-name="gr2" draw:text-style-name="P1" draw:id="id3" draw:layer="layout" svg:width="4.445cm" svg:height="1.905cm" svg:x="2.27cm" svg:y="5.985cm">
          <text:p text:style-name="P1"><text:span text:style-name="T1">EEG</text:span></text:p>
          <text:p text:style-name="P1">512 Hz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.445cm" svg:height="1.905cm" svg:x="2.27cm" svg:y="8.525cm">
          <text:p text:style-name="P1"><text:span text:style-name="T1">EMG</text:span></text:p>
          <text:p text:style-name="P1">2048 Hz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.445cm" svg:height="1.905cm" svg:x="7.985cm" svg:y="5.985cm">
          <text:p text:style-name="P1"><text:span text:style-name="T1">SMR classifier</text:span></text:p>
          <text:p text:style-name="P1">16 Hz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4.445cm" svg:height="1.905cm" svg:x="7.985cm" svg:y="8.525cm">
          <text:p text:style-name="P1"><text:span text:style-name="T1">EMG classifier</text:span></text:p>
          <text:p text:style-name="P1">16 Hz</text:p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3.175cm" svg:height="4.445cm" svg:x="16.7cm" svg:y="5.985cm">
          <text:p text:style-name="P1"><text:span text:style-name="T1">Bayesian</text:span></text:p>
          <text:p text:style-name="P1"><text:span text:style-name="T1">fus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715cm" svg:y1="9.477cm" svg:x2="7.985cm" svg:y2="9.477cm" draw:start-shape="id1" draw:start-glue-point="1" draw:end-shape="id2" svg:d="m6715 9477h1270">
          <text:p/>
        </draw:connector>
        <draw:connector draw:style-name="gr5" draw:text-style-name="P1" draw:layer="layout" draw:type="line" svg:x1="6.715cm" svg:y1="6.937cm" svg:x2="7.985cm" svg:y2="6.937cm" draw:start-shape="id3" draw:start-glue-point="1" draw:end-shape="id4" svg:d="m6715 6937h1270">
          <text:p/>
        </draw:connector>
        <draw:custom-shape draw:style-name="gr6" draw:text-style-name="P2" draw:id="id6" draw:layer="layout" svg:width="3.81cm" svg:height="3.175cm" svg:x="24.385cm" svg:y="4.715cm">
          <text:p text:style-name="P1"><text:span text:style-name="T1">Device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7" draw:layer="layout" svg:width="3.81cm" svg:height="3.175cm" svg:x="24.39cm" svg:y="8.525cm">
          <text:p text:style-name="P1"><text:span text:style-name="T1">Visual</text:span></text:p>
          <text:p text:style-name="P1"><text:span text:style-name="T1">feedback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1.095cm" svg:x1="19.875cm" svg:y1="8.207cm" svg:x2="24.385cm" svg:y2="6.302cm" draw:start-shape="id5" draw:start-glue-point="1" draw:end-shape="id6" svg:d="m19875 8207h3350v-1905h1160">
          <text:p/>
        </draw:connector>
        <draw:connector draw:style-name="gr5" draw:text-style-name="P1" draw:layer="layout" draw:line-skew="1.093cm" svg:x1="19.875cm" svg:y1="8.207cm" svg:x2="24.39cm" svg:y2="10.112cm" draw:start-shape="id5" draw:start-glue-point="1" draw:end-shape="id7" svg:d="m19875 8207h3350v1905h1165">
          <text:p/>
        </draw:connector>
        <draw:frame draw:style-name="gr8" draw:layer="layout" svg:width="1.467cm" svg:height="1.171cm" svg:x="12.43cm" svg:y="5.734cm">
          <draw:text-box>
            <text:p>p<text:span text:style-name="T2">smr</text:span></text:p>
          </draw:text-box>
        </draw:frame>
        <draw:frame draw:style-name="gr8" draw:layer="layout" svg:width="1.564cm" svg:height="1.171cm" svg:x="12.43cm" svg:y="8.274cm">
          <draw:text-box>
            <text:p>p<text:span text:style-name="T2">emg</text:span></text:p>
          </draw:text-box>
        </draw:frame>
        <draw:frame draw:style-name="gr8" draw:layer="layout" svg:width="0.955cm" svg:height="1.171cm" svg:x="19.85cm" svg:y="6.369cm">
          <draw:text-box>
            <text:p>p<text:span text:style-name="T2">f</text:span></text:p>
          </draw:text-box>
        </draw:frame>
        <draw:connector draw:style-name="gr9" draw:text-style-name="P1" draw:layer="layout" draw:line-skew="1.676cm -0.673cm" svg:x1="12.43cm" svg:y1="6.937cm" svg:x2="18.287cm" svg:y2="5.985cm" draw:start-shape="id4" draw:start-glue-point="1" draw:end-shape="id5" draw:end-glue-point="0" svg:d="m12430 6937h3810v-2127h2047v1175">
          <text:p/>
        </draw:connector>
        <draw:connector draw:style-name="gr9" draw:text-style-name="P1" draw:layer="layout" draw:line-skew="1.676cm 0.865cm" svg:x1="12.43cm" svg:y1="9.477cm" svg:x2="18.287cm" svg:y2="10.43cm" draw:start-shape="id2" draw:start-glue-point="1" draw:end-shape="id5" draw:end-glue-point="2" svg:d="m12430 9477h3810v2318h2047v-1365">
          <text:p/>
        </draw:connector>
        <draw:frame draw:style-name="gr10" draw:text-style-name="P3" draw:layer="layout" svg:width="1.81cm" svg:height="1.171cm" svg:x="14.035cm" svg:y="6.369cm">
          <draw:text-box>
            <text:p><text:span text:style-name="T3">iC</text:span><text:span text:style-name="T4">smr</text:span></text:p>
          </draw:text-box>
        </draw:frame>
        <draw:frame draw:style-name="gr10" draw:text-style-name="P3" draw:layer="layout" svg:width="1.891cm" svg:height="1.171cm" svg:x="14.035cm" svg:y="8.87cm">
          <draw:text-box>
            <text:p><text:span text:style-name="T3">iC</text:span><text:span text:style-name="T4">emg</text:span></text:p>
          </draw:text-box>
        </draw:frame>
        <draw:frame draw:style-name="gr10" draw:text-style-name="P3" draw:layer="layout" svg:width="1.463cm" svg:height="1.171cm" svg:x="21.02cm" svg:y="7.639cm">
          <draw:text-box>
            <text:p><text:span text:style-name="T3">iC</text:span><text:span text:style-name="T4">m</text:span></text:p>
          </draw:text-box>
        </draw:frame>
      </draw:page>
      <draw:page draw:name="page2" draw:style-name="dp2" draw:master-page-name="Default">
        <draw:custom-shape draw:style-name="gr2" draw:text-style-name="P1" draw:id="id11" draw:layer="layout" svg:width="4.445cm" svg:height="1.905cm" svg:x="1.805cm" svg:y="8.211cm">
          <text:p text:style-name="P1"><text:span text:style-name="T1">EEG</text:span></text:p>
          <text:p text:style-name="P1">512 Hz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4.445cm" svg:height="1.905cm" svg:x="7.52cm" svg:y="6.811cm">
          <text:p text:style-name="P1"><text:span text:style-name="T1">SMR classifier</text:span></text:p>
          <text:p text:style-name="P1">16 Hz</text:p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4.445cm" svg:height="1.905cm" svg:x="7.52cm" svg:y="9.351cm">
          <text:p text:style-name="P1"><text:span text:style-name="T1">ErrP classifier</text:span></text:p>
          <text:p text:style-name="P1">16 Hz</text:p>
          <draw:enhanced-geometry svg:viewBox="0 0 21600 21600" draw:type="rectangle" draw:enhanced-path="M 0 0 L 21600 0 21600 21600 0 21600 0 0 Z N"/>
        </draw:custom-shape>
        <draw:custom-shape draw:style-name="gr4" draw:text-style-name="P2" draw:id="id8" draw:layer="layout" svg:width="3.175cm" svg:height="4.445cm" svg:x="16.235cm" svg:y="6.811cm">
          <text:p text:style-name="P1"><text:span text:style-name="T1">iC</text:span></text:p>
          <text:p text:style-name="P1"><text:span text:style-name="T1">fu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9" draw:layer="layout" svg:width="3.81cm" svg:height="3.175cm" svg:x="23.92cm" svg:y="5.541cm">
          <text:p text:style-name="P1"><text:span text:style-name="T1">Device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10" draw:layer="layout" svg:width="3.81cm" svg:height="3.175cm" svg:x="23.925cm" svg:y="9.351cm">
          <text:p text:style-name="P1"><text:span text:style-name="T1">Visual</text:span></text:p>
          <text:p text:style-name="P1"><text:span text:style-name="T1">feedback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1.095cm" svg:x1="19.41cm" svg:y1="9.033cm" svg:x2="23.92cm" svg:y2="7.128cm" draw:start-shape="id8" draw:start-glue-point="1" draw:end-shape="id9" svg:d="m19410 9033h3350v-1905h1160">
          <text:p/>
        </draw:connector>
        <draw:connector draw:style-name="gr5" draw:text-style-name="P1" draw:layer="layout" draw:line-skew="1.093cm" svg:x1="19.41cm" svg:y1="9.033cm" svg:x2="23.925cm" svg:y2="10.938cm" draw:start-shape="id8" draw:start-glue-point="1" draw:end-shape="id10" svg:d="m19410 9033h3350v1905h1165">
          <text:p/>
        </draw:connector>
        <draw:connector draw:style-name="gr9" draw:text-style-name="P1" draw:layer="layout" svg:x1="6.25cm" svg:y1="9.163cm" svg:x2="7.52cm" svg:y2="7.763cm" draw:start-shape="id11" draw:start-glue-point="1" draw:end-shape="id12" draw:end-glue-point="3" svg:d="m6250 9163h634v-1400h636">
          <text:p/>
        </draw:connector>
        <draw:connector draw:style-name="gr9" draw:text-style-name="P1" draw:layer="layout" svg:x1="6.25cm" svg:y1="9.163cm" svg:x2="7.52cm" svg:y2="10.303cm" draw:start-shape="id11" draw:start-glue-point="1" draw:end-shape="id13" svg:d="m6250 9163h634v1140h636">
          <text:p/>
        </draw:connector>
        <draw:frame draw:style-name="gr8" draw:layer="layout" svg:width="1.467cm" svg:height="1.171cm" svg:x="11.965cm" svg:y="6.715cm">
          <draw:text-box>
            <text:p>p<text:span text:style-name="T2">smr</text:span></text:p>
          </draw:text-box>
        </draw:frame>
        <draw:frame draw:style-name="gr8" draw:layer="layout" svg:width="1.505cm" svg:height="1.171cm" svg:x="11.965cm" svg:y="9.255cm">
          <draw:text-box>
            <text:p>p<text:span text:style-name="T2">errp</text:span></text:p>
          </draw:text-box>
        </draw:frame>
        <draw:frame draw:style-name="gr8" draw:layer="layout" svg:width="2.826cm" svg:height="1.171cm" svg:x="19.385cm" svg:y="7.25cm">
          <draw:text-box>
            <text:p><text:span text:style-name="T5">p</text:span><text:span text:style-name="T2">smr</text:span><text:span text:style-name="T5">, p</text:span><text:span text:style-name="T2">errp</text:span></text:p>
          </draw:text-box>
        </draw:frame>
        <draw:connector draw:style-name="gr9" draw:text-style-name="P1" draw:layer="layout" draw:line-skew="1.676cm -0.864cm" svg:x1="11.965cm" svg:y1="7.763cm" svg:x2="17.822cm" svg:y2="6.811cm" draw:start-shape="id12" draw:start-glue-point="1" draw:end-shape="id8" draw:end-glue-point="0" svg:d="m11965 7763h3810v-2318h2047v1366">
          <text:p/>
        </draw:connector>
        <draw:connector draw:style-name="gr9" draw:text-style-name="P1" draw:layer="layout" draw:line-skew="1.676cm 0.674cm" svg:x1="11.965cm" svg:y1="10.303cm" svg:x2="17.822cm" svg:y2="11.256cm" draw:start-shape="id13" draw:start-glue-point="1" draw:end-shape="id8" draw:end-glue-point="2" svg:d="m11965 10303h3810v2127h2047v-1174">
          <text:p/>
        </draw:connector>
        <draw:frame draw:style-name="gr10" draw:text-style-name="P3" draw:layer="layout" svg:width="1.81cm" svg:height="1.171cm" svg:x="13.57cm" svg:y="7.195cm">
          <draw:text-box>
            <text:p><text:span text:style-name="T3">iC</text:span><text:span text:style-name="T4">smr</text:span></text:p>
          </draw:text-box>
        </draw:frame>
        <draw:frame draw:style-name="gr10" draw:text-style-name="P3" draw:layer="layout" svg:width="1.852cm" svg:height="1.171cm" svg:x="13.57cm" svg:y="9.695cm">
          <draw:text-box>
            <text:p><text:span text:style-name="T3">iC</text:span><text:span text:style-name="T4">errp</text:span></text:p>
          </draw:text-box>
        </draw:frame>
        <draw:frame draw:style-name="gr10" draw:text-style-name="P3" draw:layer="layout" svg:width="1.463cm" svg:height="1.171cm" svg:x="20.515cm" svg:y="8.42cm">
          <draw:text-box>
            <text:p><text:span text:style-name="T3">iC</text:span><text:span text:style-name="T4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e Tavella</meta:initial-creator>
    <meta:creation-date>2011-03-17T13:05:34</meta:creation-date>
    <dc:date>2011-03-17T14:46:22</dc:date>
    <dc:creator>Michele Tavella</dc:creator>
    <meta:editing-duration>PT00H34M16S</meta:editing-duration>
    <meta:editing-cycles>24</meta:editing-cycles>
    <meta:generator>OpenOffice.org/3.2$Unix OpenOffice.org_project/320m19$Build-9505</meta:generator>
    <meta:document-statistic meta:object-count="38"/>
  </office:meta>
</office:document-meta>
</file>